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c2e9" officeooo:paragraph-rsid="001bc2e9"/>
    </style:style>
    <style:style style:name="P2" style:family="paragraph" style:parent-style-name="Standard">
      <style:text-properties officeooo:rsid="001c1d26" officeooo:paragraph-rsid="001c1d26"/>
    </style:style>
    <style:style style:name="P3" style:family="paragraph" style:parent-style-name="Standard">
      <style:text-properties officeooo:rsid="001c1d26" officeooo:paragraph-rsid="001d8f9e"/>
    </style:style>
    <style:style style:name="P4" style:family="paragraph" style:parent-style-name="Standard">
      <style:text-properties officeooo:rsid="00240b5e" officeooo:paragraph-rsid="001d8f9e"/>
    </style:style>
    <style:style style:name="P5" style:family="paragraph" style:parent-style-name="Standard">
      <style:text-properties officeooo:rsid="0028e775" officeooo:paragraph-rsid="001d8f9e"/>
    </style:style>
    <style:style style:name="P6" style:family="paragraph" style:parent-style-name="Standard">
      <style:text-properties officeooo:rsid="0028e775" officeooo:paragraph-rsid="0028e775"/>
    </style:style>
    <style:style style:name="P7" style:family="paragraph" style:parent-style-name="Standard">
      <style:text-properties officeooo:rsid="002a3d8d" officeooo:paragraph-rsid="002a3d8d"/>
    </style:style>
    <style:style style:name="P8" style:family="paragraph" style:parent-style-name="Standard">
      <style:text-properties officeooo:rsid="002bad2c" officeooo:paragraph-rsid="002bad2c"/>
    </style:style>
    <style:style style:name="T1" style:family="text">
      <style:text-properties officeooo:rsid="001d70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methods do I have in my toolbag:</text:p>
      <text:p text:style-name="P2">ord</text:p>
      <text:p text:style-name="P2">chr</text:p>
      <text:p text:style-name="P3">.<text:span text:style-name="T1">split = this makes string into an array</text:span></text:p>
      <text:p text:style-name="P5"/>
      <text:p text:style-name="P6"><text:s text:c="3"/>sorted_tasks = @tasks.sort { | <text:s/>task2, task1 | task1.id &lt;=&gt; task2.id } </text:p>
      <text:p text:style-name="P7">space ship operator!</text:p>
      <text:p text:style-name="P7"/>
      <text:p text:style-name="P8">Erb</text:p>
      <text:p text:style-name="P8">dont put = when you have a loop in ther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6:08:51.243333852</meta:creation-date>
    <dc:date>2016-04-07T17:00:26.217982923</dc:date>
    <meta:editing-duration>PT2H17M2S</meta:editing-duration>
    <meta:editing-cycles>10</meta:editing-cycles>
    <meta:generator>LibreOffice/5.0.5.2$Linux_X86_64 LibreOffice_project/00m0$Build-2</meta:generator>
    <meta:document-statistic meta:table-count="0" meta:image-count="0" meta:object-count="0" meta:page-count="1" meta:paragraph-count="8" meta:word-count="44" meta:character-count="220" meta:non-whitespace-character-count="179"/>
  </office:meta>
</office:document-meta>
</file>